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Mortality rate</text:p>
          </table:table-cell>
        </table:table-row>
        <table:table-row table:style-name="ro1">
          <table:table-cell office:value-type="string" calcext:value-type="string">
            <text:p>Chaetoceros diadema</text:p>
          </table:table-cell>
          <table:table-cell office:value-type="float" office:value="0.0000421207813404939" calcext:value-type="float">
            <text:p>4,21207813404939E-05</text:p>
          </table:table-cell>
        </table:table-row>
        <table:table-row table:style-name="ro1">
          <table:table-cell office:value-type="string" calcext:value-type="string">
            <text:p>Chaetoceros socialis</text:p>
          </table:table-cell>
          <table:table-cell office:value-type="float" office:value="0.0000238073981489748" calcext:value-type="float">
            <text:p>2,38073981489748E-05</text:p>
          </table:table-cell>
        </table:table-row>
        <table:table-row table:style-name="ro2">
          <table:table-cell office:value-type="string" calcext:value-type="string">
            <text:p>Thalassiosira eccentrica</text:p>
            <text:p/>
          </table:table-cell>
          <table:table-cell office:value-type="float" office:value="0.00109514031485284" calcext:value-type="float">
            <text:p>0,0010951403</text:p>
          </table:table-cell>
        </table:table-row>
        <table:table-row table:style-name="ro1">
          <table:table-cell office:value-type="string" calcext:value-type="string">
            <text:p>Skeletonema [costatum]</text:p>
          </table:table-cell>
          <table:table-cell office:value-type="float" office:value="0.0000171115674195756" calcext:value-type="float">
            <text:p>1,71115674195756E-05</text:p>
          </table:table-cell>
        </table:table-row>
        <table:table-row table:style-name="ro1">
          <table:table-cell office:value-type="string" calcext:value-type="string">
            <text:p>Gyrosigma</text:p>
          </table:table-cell>
          <table:table-cell office:value-type="float" office:value="0.0027378507871321" calcext:value-type="float">
            <text:p>0,0027378508</text:p>
          </table:table-cell>
        </table:table-row>
        <table:table-row table:style-name="ro1">
          <table:table-cell office:value-type="string" calcext:value-type="string">
            <text:p>Pseudo-Nitzsch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schia</text:p>
          </table:table-cell>
          <table:table-cell office:value-type="float" office:value="0.00027378507871321" calcext:value-type="float">
            <text:p>0,0002737851</text:p>
          </table:table-cell>
        </table:table-row>
        <table:table-row table:style-name="ro1">
          <table:table-cell office:value-type="string" calcext:value-type="string">
            <text:p>Navicula</text:p>
          </table:table-cell>
          <table:table-cell office:value-type="float" office:value="0.000124447763051459" calcext:value-type="float">
            <text:p>0,0001244478</text:p>
          </table:table-cell>
        </table:table-row>
        <table:table-row table:style-name="ro1">
          <table:table-cell office:value-type="string" calcext:value-type="string">
            <text:p>Gymnodinium sp</text:p>
          </table:table-cell>
          <table:table-cell office:value-type="float" office:value="0.00027378507871321" calcext:value-type="float">
            <text:p>0,0002737851</text:p>
          </table:table-cell>
        </table:table-row>
        <table:table-row table:style-name="ro1">
          <table:table-cell office:value-type="string" calcext:value-type="string">
            <text:p>Protoperidinium</text:p>
          </table:table-cell>
          <table:table-cell office:value-type="float" office:value="0.000136892539356605" calcext:value-type="float">
            <text:p>0,0001368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alie Picoche</meta:initial-creator>
    <meta:creation-date>2019-12-17T14:15:58.185160036</meta:creation-date>
    <dc:date>2019-12-17T14:16:42.306141961</dc:date>
    <dc:creator>Coralie Picoche</dc:creator>
    <meta:editing-duration>PT44S</meta:editing-duration>
    <meta:editing-cycles>1</meta:editing-cycles>
    <meta:document-statistic meta:table-count="1" meta:cell-count="21" meta:object-count="0"/>
    <meta:generator>LibreOffice/5.1.6.2$Linux_X86_64 LibreOffice_project/10m0$Build-2</meta:generator>
  </office:meta>
</office:document-meta>
</file>